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kay</text:p>
      <text:p text:style-name="Preformatted_20_Text">Ok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22:32:08</dc:date>
    <meta:generator>LibreOffice/3.5$Linux_X86_64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8" meta:non-whitespace-character-count="8"/>
  </office:meta>
</office:document-meta>
</file>